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" style:parent-style-name="Normal" style:list-style-name="LFO1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1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ableColumn22" style:family="table-column">
      <style:table-column-properties style:column-width="1.3027in"/>
    </style:style>
    <style:style style:name="TableColumn23" style:family="table-column">
      <style:table-column-properties style:column-width="3.8756in"/>
    </style:style>
    <style:style style:name="Table21" style:family="table">
      <style:table-properties style:width="5.1784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</style:style>
    <style:style style:name="T3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</style:style>
    <style:style style:name="T3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</style:style>
    <style:style style:name="T4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8" style:parent-style-name="Normal" style:family="paragraph">
      <style:paragraph-properties fo:margin-bottom="0in" fo:line-height="100%"/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T5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en" fo:country="US" style:language-asian="es" style:country-asian="ES"/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5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6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7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7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72" style:parent-style-name="Normal" style:list-style-name="LFO2" style:family="paragraph">
      <style:paragraph-properties fo:margin-top="0.0694in" fo:margin-bottom="0.0694in" fo:line-height="100%"/>
    </style:style>
    <style:style style:name="T7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7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7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7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7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8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8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bottom="0in" fo:line-height="100%"/>
    </style:style>
    <style:style style:name="T8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9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9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9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9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0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10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102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2">DataFrame Serialization</text:h>
      <text:h text:style-name="P2" text:outline-level="3">Purpose</text:h>
      <text:p text:style-name="P3">The script serializes the processed bathymetry data (with and without smoothing and tide correction) into two formats:</text:p>
      <text:list text:style-name="LFO1" text:continue-numbering="true">
        <text:list-item>
          <text:p text:style-name="P4"><text:span text:style-name="T5">Binary format</text:span><text:span text:style-name="T6"><text:s/>(</text:span><text:span text:style-name="T7">.bin</text:span><text:span text:style-name="T8">): For fast, native Julia storage and reloading.</text:span></text:p>
        </text:list-item>
        <text:list-item>
          <text:p text:style-name="P9"><text:span text:style-name="T10">CSV format</text:span><text:span text:style-name="T11"><text:s/>(</text:span><text:span text:style-name="T12">.csv</text:span><text:span text:style-name="T13">): For interoperability with Excel, Python, R, or other tools.</text:span></text:p>
        </text:list-item>
      </text:list>
      <text:p text:style-name="P14"><text:span text:style-name="T15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6" text:outline-level="3">Structure of the DataFrame</text:h>
      <text:p text:style-name="P17"><text:span text:style-name="T18">The DataFrame<text:s/></text:span><text:span text:style-name="T19">df</text:span><text:span text:style-name="T20"><text:s/>contains the following columns:</text:span></text:p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Column</text:p>
            </table:table-cell>
            <table:table-cell table:style-name="TableCell27">
              <text:p text:style-name="P28">Description</text:p>
            </table:table-cell>
          </table:table-row>
        </table:table-header-rows>
        <table:table-row table:style-name="TableRow29">
          <table:table-cell table:style-name="TableCell30">
            <text:p text:style-name="P31"><text:span text:style-name="T32">baths</text:span></text:p>
          </table:table-cell>
          <table:table-cell table:style-name="TableCell33">
            <text:p text:style-name="P34">Raw bathymetry (depths from unsmoothed bottom picks)</text:p>
          </table:table-cell>
        </table:table-row>
        <table:table-row table:style-name="TableRow35">
          <table:table-cell table:style-name="TableCell36">
            <text:p text:style-name="P37"><text:span text:style-name="T38">baths_smoothed</text:span></text:p>
          </table:table-cell>
          <table:table-cell table:style-name="TableCell39">
            <text:p text:style-name="P40">Smoothed bathymetry (with spatial-temporal filtering)</text:p>
          </table:table-cell>
        </table:table-row>
        <table:table-row table:style-name="TableRow41">
          <table:table-cell table:style-name="TableCell42">
            <text:p text:style-name="P43"><text:span text:style-name="T44">tide_correction</text:span></text:p>
          </table:table-cell>
          <table:table-cell table:style-name="TableCell45">
            <text:p text:style-name="P46">Final bathymetry corrected with tidal data</text:p>
          </table:table-cell>
        </table:table-row>
      </table:table>
      <text:p text:style-name="P47">Each row represents a ping from the selected sonar transect.</text:p>
      <text:p text:style-name="P48"><text:span text:style-name="T49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50" text:outline-level="3"><text:span text:style-name="T51">Binary Serialization (</text:span><text:span text:style-name="T52">.bin</text:span><text:span text:style-name="T53">)</text:span></text:h>
      <text:p text:style-name="P54"><text:span text:style-name="T55">Serialization is done using Julia’s built-in<text:s/></text:span><text:span text:style-name="T56">Serialization</text:span><text:span text:style-name="T57"><text:s/>module. It stores the full internal structure of the DataFrame, preserving types and metadata.</text:span></text:p>
      <text:p text:style-name="P58">using Serialization</text:p>
      <text:p text:style-name="P59"/>
      <text:p text:style-name="P60"># Save DataFrame to binary</text:p>
      <text:p text:style-name="P61">open("df_controlados_murcia.bin", "w") do io</text:p>
      <text:p text:style-name="P62"><text:s text:c="4"/>serialize(io, df)</text:p>
      <text:p text:style-name="P63">end</text:p>
      <text:p text:style-name="P64"/>
      <text:p text:style-name="P65"># Load DataFrame from binary</text:p>
      <text:p text:style-name="P66">df = deserialize(open("df_controlados_murcia.bin"))</text:p>
      <text:p text:style-name="P67"><text:span text:style-name="T68">Advantages</text:span><text:span text:style-name="T69">:</text:span></text:p>
      <text:list text:style-name="LFO2" text:continue-numbering="true">
        <text:list-item>
          <text:p text:style-name="P70">Very fast read/write.</text:p>
        </text:list-item>
        <text:list-item>
          <text:p text:style-name="P71">No data loss from rounding or formatting.</text:p>
        </text:list-item>
        <text:list-item>
          <text:p text:style-name="P72"><text:span text:style-name="T73">Fully preserves Julia types (e.g.,<text:s/></text:span><text:span text:style-name="T74">Float64</text:span><text:span text:style-name="T75">,<text:s/></text:span><text:span text:style-name="T76">String</text:span><text:span text:style-name="T77">,<text:s/></text:span><text:span text:style-name="T78">Vector{T}</text:span><text:span text:style-name="T79">).</text:span></text:p>
        </text:list-item>
      </text:list>
      <text:p text:style-name="P80"><text:span text:style-name="T81">Disadvantages</text:span><text:span text:style-name="T82">:</text:span></text:p>
      <text:list text:style-name="LFO3" text:continue-numbering="true">
        <text:list-item>
          <text:p text:style-name="P83">Not portable to non-Julia environments.</text:p>
        </text:list-item>
        <text:list-item>
          <text:p text:style-name="P84">Not human-readable.</text:p>
        </text:list-item>
      </text:list>
      <text:soft-page-break/>
      <text:p text:style-name="P85"><text:span text:style-name="T86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87" text:outline-level="3">CSV Export</text:h>
      <text:p text:style-name="P88">After serialization to binary, the DataFrame is exported as CSV for compatibility:</text:p>
      <text:p text:style-name="P89">using CSV</text:p>
      <text:p text:style-name="P90"/>
      <text:p text:style-name="P91">CSV.write("df_controlados_murcia.csv", df)</text:p>
      <text:p text:style-name="P92"><text:span text:style-name="T93">Advantages</text:span><text:span text:style-name="T94">:</text:span></text:p>
      <text:list text:style-name="LFO4" text:continue-numbering="true">
        <text:list-item>
          <text:p text:style-name="P95">Readable by Excel, R, Python (Pandas), etc.</text:p>
        </text:list-item>
        <text:list-item>
          <text:p text:style-name="P96">Easy to inspect or share.</text:p>
        </text:list-item>
      </text:list>
      <text:p text:style-name="P97"><text:span text:style-name="T98">Disadvantages</text:span><text:span text:style-name="T99">:</text:span></text:p>
      <text:list text:style-name="LFO5" text:continue-numbering="true">
        <text:list-item>
          <text:p text:style-name="P100">Text format, so slower and less precise for large/float-heavy data.</text:p>
        </text:list-item>
        <text:list-item>
          <text:p text:style-name="P101">No support for nested or complex types.</text:p>
        </text:list-item>
      </text:list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21:57:00Z</meta:creation-date>
    <dc:date>2025-07-15T22:00:00Z</dc:date>
    <meta:template xlink:href="Normal" xlink:type="simple"/>
    <meta:editing-cycles>1</meta:editing-cycles>
    <meta:editing-duration>PT180S</meta:editing-duration>
    <meta:document-statistic meta:page-count="2" meta:paragraph-count="3" meta:word-count="246" meta:character-count="1600" meta:row-count="11" meta:non-whitespace-character-count="1357"/>
  </office:meta>
</office:document-meta>
</file>